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500000131B7AA6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drawing>
      <draw:page draw:name="page1" draw:style-name="dp1" draw:master-page-name="figure">
        <draw:frame draw:style-name="gr1" draw:text-style-name="P1" draw:layer="layout" svg:width="9.581cm" svg:height="8.763cm" svg:x="0.1cm" svg:y="0.1cm">
          <draw:image xlink:href="Pictures/100000000000016500000131B7AA6F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8T09:34:47</meta:creation-date>
    <meta:editing-duration>PT2M16S</meta:editing-duration>
    <meta:editing-cycles>2</meta:editing-cycles>
    <meta:generator>OpenOffice.org/3.3$Unix OpenOffice.org_project/330m20$Build-9567</meta:generator>
    <meta:initial-creator>Alberto Montresor</meta:initial-creator>
    <dc:date>2011-11-08T09:37:02</dc:date>
    <dc:creator>Alberto Montresor</dc:creator>
    <meta:document-statistic meta:object-count="1"/>
  </office:meta>
</office:document-meta>
</file>